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7cm" fo:break-before="page" table:align="margins"/>
    </style:style>
    <style:style style:name="Tableau2.A" style:family="table-column">
      <style:table-column-properties style:column-width="2.094cm" style:rel-column-width="1187*"/>
    </style:style>
    <style:style style:name="Tableau2.B" style:family="table-column">
      <style:table-column-properties style:column-width="0.706cm" style:rel-column-width="400*"/>
    </style:style>
    <style:style style:name="Tableau2.C" style:family="table-column">
      <style:table-column-properties style:column-width="4.262cm" style:rel-column-width="2416*"/>
    </style:style>
    <style:style style:name="Tableau2.D" style:family="table-column">
      <style:table-column-properties style:column-width="0.545cm" style:rel-column-width="309*"/>
    </style:style>
    <style:style style:name="Tableau2.E" style:family="table-column">
      <style:table-column-properties style:column-width="1.94cm" style:rel-column-width="1100*"/>
    </style:style>
    <style:style style:name="Tableau2.F" style:family="table-column">
      <style:table-column-properties style:column-width="4.967cm" style:rel-column-width="2816*"/>
    </style:style>
    <style:style style:name="Tableau2.G" style:family="table-column">
      <style:table-column-properties style:column-width="2.487cm" style:rel-column-width="1410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3b54b"/>
    </style:style>
    <style:style style:name="P2" style:family="paragraph" style:parent-style-name="Text_20_body">
      <style:paragraph-properties fo:text-align="justify" style:justify-single-word="false"/>
      <style:text-properties style:font-name="Verdana" fo:font-size="10pt" fo:language="fr" fo:country="FR" fo:font-weight="bold" officeooo:rsid="004e29ec" officeooo:paragraph-rsid="0013b54b" style:font-size-asian="10pt" style:font-size-complex="10pt"/>
    </style:style>
    <style:style style:name="P3" style:family="paragraph" style:parent-style-name="Text_20_body">
      <style:text-properties style:font-name="Verdana" fo:font-size="10pt" fo:language="fr" fo:country="FR" officeooo:paragraph-rsid="0013b54b" style:font-size-asian="10pt" style:font-size-complex="10pt"/>
    </style:style>
    <style:style style:name="P4" style:family="paragraph" style:parent-style-name="Text_20_body">
      <style:paragraph-properties fo:margin-top="0.101cm" fo:margin-bottom="0.101cm" loext:contextual-spacing="false" fo:text-align="center" style:justify-single-word="false"/>
      <style:text-properties style:font-name="Verdana" fo:font-size="10pt" fo:language="fr" fo:country="FR" fo:font-style="italic" fo:font-weight="bold" officeooo:paragraph-rsid="0013b54b" style:font-size-asian="10pt" style:font-size-complex="10pt"/>
    </style:style>
    <style:style style:name="P5" style:family="paragraph" style:parent-style-name="Text_20_body">
      <style:paragraph-properties fo:margin-top="0.101cm" fo:margin-bottom="0.101cm" loext:contextual-spacing="false" fo:text-align="center" style:justify-single-word="false"/>
      <style:text-properties style:font-name="Verdana" fo:font-size="10pt" fo:language="fr" fo:country="FR" fo:font-weight="bold" officeooo:paragraph-rsid="0013b54b" style:font-size-asian="10pt" style:font-size-complex="10pt"/>
    </style:style>
    <style:style style:name="P6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Verdana" fo:font-size="10pt" fo:language="fr" fo:country="FR" officeooo:paragraph-rsid="0013b54b" style:font-size-asian="10pt" style:font-size-complex="10pt"/>
    </style:style>
    <style:style style:name="P7" style:family="paragraph" style:parent-style-name="Text_20_body">
      <style:paragraph-properties fo:margin-left="0cm" fo:margin-right="0cm" fo:margin-top="0.106cm" fo:margin-bottom="0.106cm" loext:contextual-spacing="false" fo:text-align="justify" style:justify-single-word="false" fo:text-indent="0cm" style:auto-text-indent="false"/>
      <style:text-properties style:font-name="Verdana" fo:font-size="10pt" fo:language="fr" fo:country="FR" fo:font-weight="bold" officeooo:paragraph-rsid="0013b54b" style:font-size-asian="10pt" style:font-size-complex="10pt"/>
    </style:style>
    <style:style style:name="P8" style:family="paragraph" style:parent-style-name="Text_20_body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style:font-name="Verdana" fo:font-size="10pt" fo:language="fr" fo:country="FR" fo:font-style="italic" fo:font-weight="bold" officeooo:paragraph-rsid="0013b54b" style:font-size-asian="10pt" style:font-size-complex="10pt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bold" officeooo:rsid="004da5d2" officeooo:paragraph-rsid="0013b54b" style:font-size-asian="10pt" style:font-style-asian="normal" style:font-size-complex="10pt" style:font-style-complex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language="fr" fo:country="FR" fo:font-style="normal" fo:font-weight="normal" officeooo:paragraph-rsid="0013b54b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language="fr" fo:country="FR" fo:font-style="normal" fo:font-weight="normal" officeooo:paragraph-rsid="0013b54b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ext_20_body">
      <style:paragraph-properties fo:margin-left="0cm" fo:margin-right="0cm" fo:margin-top="0.101cm" fo:margin-bottom="0.101cm" loext:contextual-spacing="false" fo:text-align="center" style:justify-single-word="false" fo:text-indent="0cm" style:auto-text-indent="false"/>
      <style:text-properties style:font-name="Verdana" fo:font-size="10pt" fo:language="fr" fo:country="FR" fo:font-style="italic" fo:font-weight="bold" officeooo:paragraph-rsid="0013b54b" style:font-size-asian="10pt" style:font-size-complex="10pt"/>
    </style:style>
    <style:style style:name="P13" style:family="paragraph" style:parent-style-name="Table_20_Contents">
      <style:paragraph-properties fo:text-align="justify" style:justify-single-word="false"/>
      <style:text-properties style:font-name="Verdana" fo:font-size="10pt" fo:language="fr" fo:country="FR" officeooo:paragraph-rsid="0013b54b" style:font-size-asian="10pt" style:font-size-complex="10pt"/>
    </style:style>
    <style:style style:name="P14" style:family="paragraph" style:parent-style-name="Standard">
      <style:text-properties officeooo:paragraph-rsid="002018e4"/>
    </style:style>
    <style:style style:name="P15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style:font-name="Verdana" fo:font-size="10pt" fo:language="fr" fo:country="FR" fo:font-weight="normal" officeooo:paragraph-rsid="0013b54b" style:font-size-asian="10pt" style:font-weight-asian="normal" style:font-size-complex="10pt" style:font-weight-complex="normal"/>
    </style:style>
    <style:style style:name="P16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Verdana" fo:font-size="10pt" fo:language="fr" fo:country="FR" officeooo:rsid="0015fa9b" officeooo:paragraph-rsid="0015fa9b" style:font-size-asian="10pt" style:font-size-complex="10pt"/>
    </style:style>
    <style:style style:name="P17" style:family="paragraph" style:parent-style-name="Text_20_body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style:font-name="Verdana" fo:font-size="10pt" fo:language="fr" fo:country="FR" officeooo:rsid="0015fa9b" officeooo:paragraph-rsid="0015fa9b" style:font-size-asian="10pt" style:font-size-complex="10pt"/>
    </style:style>
    <style:style style:name="P18" style:family="paragraph" style:parent-style-name="Text_20_body">
      <style:paragraph-properties fo:margin-left="0cm" fo:margin-right="0cm" fo:margin-top="0.106cm" fo:margin-bottom="0.106cm" loext:contextual-spacing="false" fo:text-align="justify" style:justify-single-word="false" fo:text-indent="0cm" style:auto-text-indent="false"/>
      <style:text-properties style:font-name="Verdana" fo:font-size="10pt" fo:language="fr" fo:country="FR" officeooo:rsid="0015fa9b" officeooo:paragraph-rsid="0015fa9b" style:font-size-asian="10pt" style:font-size-complex="10pt"/>
    </style:style>
    <style:style style:name="P19" style:family="paragraph" style:parent-style-name="Text_20_body">
      <style:paragraph-properties fo:margin-left="0cm" fo:margin-right="0cm" fo:margin-top="0.106cm" fo:margin-bottom="0.106cm" loext:contextual-spacing="false" fo:text-align="justify" style:justify-single-word="false" fo:text-indent="0cm" style:auto-text-indent="false"/>
      <style:text-properties style:font-name="Verdana" fo:font-size="10pt" fo:language="fr" fo:country="FR" fo:font-style="italic" fo:font-weight="bold" officeooo:rsid="0015fa9b" officeooo:paragraph-rsid="0015fa9b" style:font-size-asian="10pt" style:font-size-complex="10pt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language="fr" fo:country="FR" fo:font-style="normal" fo:font-weight="normal" officeooo:rsid="0015fa9b" officeooo:paragraph-rsid="0015fa9b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language="fr" fo:country="FR" fo:font-style="normal" fo:font-weight="normal" officeooo:rsid="0019f206" officeooo:paragraph-rsid="0019f206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language="fr" fo:country="FR" fo:font-style="normal" fo:font-weight="normal" officeooo:rsid="0019f206" officeooo:paragraph-rsid="002018e4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language="fr" fo:country="FR" fo:font-style="normal" fo:font-weight="normal" officeooo:rsid="001c0042" officeooo:paragraph-rsid="001c0042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normal" officeooo:rsid="001c6a69" officeooo:paragraph-rsid="001c6a69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normal" officeooo:rsid="001c6a69" officeooo:paragraph-rsid="002018e4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normal" officeooo:rsid="001cf37d" officeooo:paragraph-rsid="00229550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normal" officeooo:rsid="001cf37d" officeooo:paragraph-rsid="002018e4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normal" officeooo:rsid="00144429" officeooo:paragraph-rsid="00144429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normal" officeooo:rsid="00144429" officeooo:paragraph-rsid="00146d57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normal" officeooo:rsid="00144429" officeooo:paragraph-rsid="002018e4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normal" officeooo:rsid="002379f0" officeooo:paragraph-rsid="002379f0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normal" officeooo:rsid="002379f0" officeooo:paragraph-rsid="002018e4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normal" officeooo:rsid="002aa19e" officeooo:paragraph-rsid="002aa19e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normal" officeooo:rsid="002aa19e" officeooo:paragraph-rsid="002018e4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language="fr" fo:country="FR" fo:font-style="normal" fo:font-weight="normal" officeooo:rsid="001b5f86" officeooo:paragraph-rsid="001b5f86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language="fr" fo:country="FR" fo:font-style="normal" fo:font-weight="normal" officeooo:rsid="001b5f86" officeooo:paragraph-rsid="001c0042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normal" officeooo:rsid="001c6a69" officeooo:paragraph-rsid="001c6a69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normal" officeooo:rsid="001c6a69" officeooo:paragraph-rsid="001fca7e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normal" officeooo:rsid="001c6a69" officeooo:paragraph-rsid="002018e4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normal" officeooo:rsid="001de409" officeooo:paragraph-rsid="001f8be2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normal" officeooo:rsid="001de409" officeooo:paragraph-rsid="001fca7e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normal" officeooo:rsid="001de409" officeooo:paragraph-rsid="0025d210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normal" officeooo:rsid="001de409" officeooo:paragraph-rsid="0027a900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normal" officeooo:rsid="001de409" officeooo:paragraph-rsid="002c2749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normal" officeooo:rsid="001de409" officeooo:paragraph-rsid="002018e4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normal" officeooo:rsid="00146d57" officeooo:paragraph-rsid="00146d57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normal" officeooo:rsid="00146d57" officeooo:paragraph-rsid="002018e4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normal" officeooo:paragraph-rsid="0013b54b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normal" officeooo:paragraph-rsid="002018e4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normal" officeooo:rsid="002452e5" officeooo:paragraph-rsid="002452e5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normal" officeooo:rsid="002452e5" officeooo:paragraph-rsid="002018e4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normal" officeooo:rsid="0027a900" officeooo:paragraph-rsid="0027a900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normal" officeooo:rsid="0027a900" officeooo:paragraph-rsid="002018e4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normal" officeooo:rsid="002379f0" officeooo:paragraph-rsid="002379f0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normal" officeooo:rsid="002379f0" officeooo:paragraph-rsid="002018e4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normal" officeooo:rsid="002aa19e" officeooo:paragraph-rsid="002aa19e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normal" officeooo:rsid="002aa19e" officeooo:paragraph-rsid="002018e4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italic" fo:font-weight="normal" officeooo:rsid="0020a548" officeooo:paragraph-rsid="0013b54b" style:font-size-asian="10pt" style:font-style-asian="italic" style:font-weight-asian="normal" style:font-size-complex="10pt" style:font-style-complex="italic" style:font-weight-complex="normal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italic" fo:font-weight="normal" officeooo:rsid="0020a548" officeooo:paragraph-rsid="002018e4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font-style="italic" fo:font-weight="bold"/>
    </style:style>
    <style:style style:name="T2" style:family="text">
      <style:text-properties fo:font-style="italic" officeooo:rsid="0020a548" style:font-style-asian="italic" style:font-style-complex="italic"/>
    </style:style>
    <style:style style:name="T3" style:family="text">
      <style:text-properties fo:font-weight="bold"/>
    </style:style>
    <style:style style:name="T4" style:family="text">
      <style:text-properties fo:font-weight="bold" officeooo:rsid="004e29ec"/>
    </style:style>
    <style:style style:name="T5" style:family="text">
      <style:text-properties officeooo:rsid="001c0042"/>
    </style:style>
    <style:style style:name="T6" style:family="text">
      <style:text-properties style:font-name="Verdana" fo:font-size="10pt" fo:language="fr" fo:country="FR" fo:font-style="normal" fo:font-weight="normal" officeooo:rsid="001b5f86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officeooo:rsid="00229550"/>
    </style:style>
    <style:style style:name="T8" style:family="text">
      <style:text-properties officeooo:rsid="001fca7e"/>
    </style:style>
    <style:style style:name="T9" style:family="text">
      <style:text-properties officeooo:rsid="00146d57"/>
    </style:style>
    <style:style style:name="T10" style:family="text">
      <style:text-properties officeooo:rsid="0020a548"/>
    </style:style>
    <style:style style:name="T11" style:family="text">
      <style:text-properties officeooo:rsid="002cc61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35cm" fo:text-indent="-0.635cm" fo:margin-left="2.5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>
          <table:table-cell table:style-name="Tableau2.A1" table:number-columns-spanned="7" office:value-type="string">
            <text:p text:style-name="P4">Fiche de test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2" office:value-type="string">
            <text:p text:style-name="P7">Nature : </text:p>
          </table:table-cell>
          <table:covered-table-cell/>
          <table:table-cell table:style-name="Tableau2.A2" office:value-type="string">
            <text:p text:style-name="P17">Fonctionnel</text:p>
          </table:table-cell>
          <table:table-cell table:style-name="Tableau2.A2" table:number-columns-spanned="3" office:value-type="string">
            <text:p text:style-name="P7">Référence : </text:p>
          </table:table-cell>
          <table:covered-table-cell/>
          <table:covered-table-cell/>
          <table:table-cell table:style-name="Tableau2.G2" office:value-type="string">
            <text:p text:style-name="P17">F2</text:p>
          </table:table-cell>
        </table:table-row>
        <table:table-row>
          <table:table-cell table:style-name="Tableau2.A2" table:number-columns-spanned="2" office:value-type="string">
            <text:p text:style-name="P7">Module : </text:p>
          </table:table-cell>
          <table:covered-table-cell/>
          <table:table-cell table:style-name="Tableau2.G2" table:number-columns-spanned="5" office:value-type="string">
            <text:p text:style-name="P19">Classe Stock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2" office:value-type="string">
            <text:p text:style-name="P7">Objectif :</text:p>
          </table:table-cell>
          <table:covered-table-cell/>
          <table:table-cell table:style-name="Tableau2.G2" table:number-columns-spanned="5" office:value-type="string">
            <text:p text:style-name="P18">Vérifier la gestion du stock des rouleaux en mémoir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G2" table:number-columns-spanned="7" office:value-type="string">
            <text:p text:style-name="P6"><text:span text:style-name="T1">Condition du test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5" office:value-type="string">
            <text:p text:style-name="P13"><text:span text:style-name="T4">État</text:span><text:span text:style-name="T3"> initial du module</text:span> </text:p>
          </table:table-cell>
          <table:covered-table-cell/>
          <table:covered-table-cell/>
          <table:covered-table-cell/>
          <table:covered-table-cell/>
          <table:table-cell table:style-name="Tableau2.G2" table:number-columns-spanned="2" office:value-type="string">
            <text:p text:style-name="P13"><text:span text:style-name="T3">Environnement du test</text:span> </text:p>
          </table:table-cell>
          <table:covered-table-cell/>
        </table:table-row>
        <table:table-row>
          <table:table-cell table:style-name="Tableau2.A2" table:number-columns-spanned="2" office:value-type="string">
            <text:p text:style-name="P2">Ordinateur</text:p>
            <text:p text:style-name="P3"><text:span text:style-name="T3">Programme</text:span> </text:p>
          </table:table-cell>
          <table:covered-table-cell/>
          <table:table-cell table:style-name="Tableau2.A2" table:number-columns-spanned="3" office:value-type="string">
            <text:p text:style-name="P16">Sous linux</text:p>
          </table:table-cell>
          <table:covered-table-cell/>
          <table:covered-table-cell/>
          <table:table-cell table:style-name="Tableau2.G2" table:number-columns-spanned="2" office:value-type="string">
            <text:p text:style-name="P16">Ordinateur avec QT</text:p>
          </table:table-cell>
          <table:covered-table-cell/>
        </table:table-row>
        <table:table-row>
          <table:table-cell table:style-name="Tableau2.G2" table:number-columns-spanned="7" office:value-type="string">
            <text:p text:style-name="P5">Conditions initial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G2" table:number-columns-spanned="7" office:value-type="string">
            <text:list xml:id="list3528938802" text:style-name="L1">
              <text:list-header>
                <text:p text:style-name="P15"/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G2" table:number-columns-spanned="7" office:value-type="string">
            <text:p text:style-name="P12">Procédure de te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G2" table:number-columns-spanned="7" office:value-type="string">
            <text:p text:style-name="P12">Lancement de l’application en mode exécution normale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8">Repère</text:p>
          </table:table-cell>
          <table:table-cell table:style-name="Tableau2.A2" table:number-columns-spanned="3" office:value-type="string">
            <text:p text:style-name="P8">Opérations</text:p>
          </table:table-cell>
          <table:covered-table-cell/>
          <table:covered-table-cell/>
          <table:table-cell table:style-name="Tableau2.G2" table:number-columns-spanned="3" office:value-type="string">
            <text:p text:style-name="P8">Résultats attendus</text:p>
          </table:table-cell>
          <table:covered-table-cell/>
          <table:covered-table-cell/>
        </table:table-row>
        <table:table-row>
          <table:table-cell table:style-name="Tableau2.A13" office:value-type="string">
            <text:p text:style-name="P9">1</text:p>
          </table:table-cell>
          <table:table-cell table:style-name="Tableau2.A13" table:number-columns-spanned="3" office:value-type="string">
            <text:p text:style-name="P24">Saisir la référence « a »</text:p>
            <text:p text:style-name="P24">Saisir le diamètre « 100 »</text:p>
            <text:p text:style-name="P24">Appuyer sur Nouveau</text:p>
          </table:table-cell>
          <table:covered-table-cell/>
          <table:covered-table-cell/>
          <table:table-cell table:style-name="Tableau2.E13" table:number-columns-spanned="3" office:value-type="string">
            <text:p text:style-name="P37">Rouleaux en stock contient : a – 100</text:p>
            <text:p text:style-name="P37">Rouleaux retenus : vide <text:s/></text:p>
          </table:table-cell>
          <table:covered-table-cell/>
          <table:covered-table-cell/>
        </table:table-row>
        <table:table-row>
          <table:table-cell table:style-name="Tableau2.A13" office:value-type="string">
            <text:p text:style-name="P9">2</text:p>
          </table:table-cell>
          <table:table-cell table:style-name="Tableau2.A13" table:number-columns-spanned="3" office:value-type="string">
            <text:p text:style-name="P26">Répéter l’opération n°1 </text:p>
            <text:p text:style-name="P26"><text:span text:style-name="T7">x</text:span>5 </text:p>
          </table:table-cell>
          <table:covered-table-cell/>
          <table:covered-table-cell/>
          <table:table-cell table:style-name="Tableau2.E13" table:number-columns-spanned="3" office:value-type="string">
            <text:p text:style-name="P40">Rouleaux en stock contient : </text:p>
            <text:p text:style-name="P40">a - 100 </text:p>
            <text:p text:style-name="P40">a - 100 </text:p>
            <text:p text:style-name="P40">a - 100 </text:p>
            <text:p text:style-name="P40">a - 100 </text:p>
            <text:p text:style-name="P40"><text:s/>a - 100 <text:s/></text:p>
          </table:table-cell>
          <table:covered-table-cell/>
          <table:covered-table-cell/>
        </table:table-row>
        <table:table-row>
          <table:table-cell table:style-name="Tableau2.A13" office:value-type="string">
            <text:p text:style-name="P9">3</text:p>
          </table:table-cell>
          <table:table-cell table:style-name="Tableau2.A13" table:number-columns-spanned="3" office:value-type="string">
            <text:p text:style-name="P24">Saisir la référence « <text:span text:style-name="T8">b</text:span> »</text:p>
            <text:p text:style-name="P24">Saisir le diamètre « <text:span text:style-name="T8">2</text:span>00 »</text:p>
            <text:p text:style-name="P24">Appuyer sur Nouveau</text:p>
          </table:table-cell>
          <table:covered-table-cell/>
          <table:covered-table-cell/>
          <table:table-cell table:style-name="Tableau2.E13" table:number-columns-spanned="3" office:value-type="string">
            <text:p text:style-name="P41">Rouleaux en stock contient : </text:p>
            <text:p text:style-name="P41">a - 100 </text:p>
            <text:p text:style-name="P41">a - 100 </text:p>
            <text:p text:style-name="P41">a - 100 </text:p>
            <text:p text:style-name="P41">a - 100 </text:p>
            <text:p text:style-name="P41"><text:s/>a - 100 <text:s/></text:p>
            <text:p text:style-name="P38"><text:span text:style-name="T8">b - 200</text:span> </text:p>
          </table:table-cell>
          <table:covered-table-cell/>
          <table:covered-table-cell/>
        </table:table-row>
        <table:table-row>
          <table:table-cell table:style-name="Tableau2.A13" office:value-type="string">
            <text:p text:style-name="P9">4</text:p>
          </table:table-cell>
          <table:table-cell table:style-name="Tableau2.A13" table:number-columns-spanned="3" office:value-type="string">
            <text:p text:style-name="P28">Appui sur le bouton «Nouveau»</text:p>
          </table:table-cell>
          <table:covered-table-cell/>
          <table:covered-table-cell/>
          <table:table-cell table:style-name="Tableau2.E13" table:number-columns-spanned="3" office:value-type="string">
            <text:p text:style-name="P46">Ajoute un rouleau dans le stock.</text:p>
          </table:table-cell>
          <table:covered-table-cell/>
          <table:covered-table-cell/>
        </table:table-row>
        <table:table-row>
          <table:table-cell table:style-name="Tableau2.A13" office:value-type="string">
            <text:p text:style-name="P9">5</text:p>
          </table:table-cell>
          <table:table-cell table:style-name="Tableau2.A13" table:number-columns-spanned="3" office:value-type="string">
            <text:p text:style-name="P31">Saisir référence « a »</text:p>
            <text:p text:style-name="P31">Saisir diamètre « 100 »</text:p>
            <text:p text:style-name="P29">Appui sur le bouton «<text:span text:style-name="T9">Retrait</text:span>»</text:p>
          </table:table-cell>
          <table:covered-table-cell/>
          <table:covered-table-cell/>
          <table:table-cell table:style-name="Tableau2.E13" table:number-columns-spanned="3" office:value-type="string">
            <text:p text:style-name="P48">Recherche la meilleure série dans le stock. <text:span text:style-name="T2">(affiche les 6 meilleurs résultats : les 6 rouleaux dont les diamètres sont les plus proches)</text:span></text:p>
            <text:p text:style-name="P58"/>
            <text:p text:style-name="P50"><text:span text:style-name="T10">R</text:span>ouleaux retenus contient : </text:p>
            <text:p text:style-name="P50">a – 100</text:p>
            <text:p text:style-name="P42">a - 100 </text:p>
            <text:p text:style-name="P42">a - 100 </text:p>
            <text:p text:style-name="P42">a - 100 </text:p>
            <text:p text:style-name="P42">a - 100 </text:p>
            <text:p text:style-name="P42"><text:s/>a - 100 <text:s/></text:p>
            <text:p text:style-name="P52"/>
          </table:table-cell>
          <table:covered-table-cell/>
          <table:covered-table-cell/>
        </table:table-row>
        <table:table-row>
          <table:table-cell table:style-name="Tableau2.A13" office:value-type="string">
            <text:p text:style-name="P9">6</text:p>
          </table:table-cell>
          <table:table-cell table:style-name="Tableau2.A13" table:number-columns-spanned="3" office:value-type="string">
            <text:p text:style-name="P31"/>
            <text:p text:style-name="P31">Saisir référence « a »</text:p>
            <text:p text:style-name="P31">Saisir diamètre « 100 »</text:p>
            <text:p text:style-name="P29"/>
            <text:p text:style-name="P29"><text:soft-page-break/>Appui sur le bouton «<text:span text:style-name="T9">Suppression</text:span>»</text:p>
          </table:table-cell>
          <table:covered-table-cell/>
          <table:covered-table-cell/>
          <table:table-cell table:style-name="Tableau2.E13" table:number-columns-spanned="3" office:value-type="string">
            <text:p text:style-name="P48">Supprime les rouleaux retenus du stock.</text:p>
            <text:p text:style-name="P54">Rouleaux en stock contient : </text:p>
            <text:p text:style-name="P43">a - 100 </text:p>
            <text:p text:style-name="P43">a - 100 </text:p>
            <text:p text:style-name="P43"><text:soft-page-break/>a - 100 </text:p>
            <text:p text:style-name="P43">a - 100 </text:p>
            <text:p text:style-name="P44"><text:s/>a - 100 <text:s/></text:p>
            <text:p text:style-name="P44">b - 200</text:p>
          </table:table-cell>
          <table:covered-table-cell/>
          <table:covered-table-cell/>
        </table:table-row>
        <table:table-row>
          <table:table-cell table:style-name="Tableau2.A13" office:value-type="string">
            <text:p text:style-name="P9">7</text:p>
          </table:table-cell>
          <table:table-cell table:style-name="Tableau2.A13" table:number-columns-spanned="3" office:value-type="string">
            <text:p text:style-name="P33"/>
            <text:p text:style-name="P33">Répéter l’opération n°6 </text:p>
            <text:p text:style-name="P33">x5</text:p>
            <text:p text:style-name="P33"/>
          </table:table-cell>
          <table:covered-table-cell/>
          <table:covered-table-cell/>
          <table:table-cell table:style-name="Tableau2.E13" table:number-columns-spanned="3" office:value-type="string">
            <text:p text:style-name="P56">Rouleaux en stock contient : </text:p>
            <text:p text:style-name="P56">b - 2<text:span text:style-name="T11">00</text:span></text:p>
          </table:table-cell>
          <table:covered-table-cell/>
          <table:covered-table-cell/>
        </table:table-row>
        <table:table-row>
          <table:table-cell table:style-name="Tableau2.A13" office:value-type="string">
            <text:p text:style-name="P9"/>
          </table:table-cell>
          <table:table-cell table:style-name="Tableau2.A13" table:number-columns-spanned="3" office:value-type="string">
            <text:p text:style-name="P24">Saisir la référence « a »</text:p>
            <text:p text:style-name="P24">Saisir le diamètre « 100 »</text:p>
            <text:p text:style-name="P24">Appuyer sur Nouveau</text:p>
          </table:table-cell>
          <table:covered-table-cell/>
          <table:covered-table-cell/>
          <table:table-cell table:style-name="Tableau2.E13" table:number-columns-spanned="3" office:value-type="string">
            <text:p text:style-name="P37">Rouleaux en stock contient : a – 100</text:p>
            <text:p text:style-name="P37">Rouleaux retenus : vide <text:s/>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CRUCHET</meta:initial-creator>
    <meta:creation-date>2018-11-05T14:11:06.145598634</meta:creation-date>
    <dc:date>2018-11-05T15:25:48.905953623</dc:date>
    <meta:editing-duration>PT1H2M50S</meta:editing-duration>
    <meta:editing-cycles>9</meta:editing-cycles>
    <meta:generator>LibreOffice/6.0.6.2$Linux_X86_64 LibreOffice_project/00m0$Build-2</meta:generator>
    <meta:document-statistic meta:table-count="1" meta:image-count="0" meta:object-count="0" meta:page-count="2" meta:paragraph-count="86" meta:word-count="305" meta:character-count="1489" meta:non-whitespace-character-count="1218"/>
  </office:meta>
</office:document-meta>
</file>